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700000267A4356EEAE45C49B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font-name="Times New Roman" fo:font-size="11pt" fo:font-style="normal" style:text-underline-style="solid" style:text-underline-width="auto" style:text-underline-color="font-color" fo:font-weight="normal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weight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.5in" fo:margin-right="0in" fo:margin-top="0in" fo:margin-bottom="0in" loext:contextual-spacing="false" fo:line-height="138%" fo:text-indent="0.5in" style:auto-text-indent="false" style:writing-mode="lr-tb"/>
      <style:text-properties fo:font-weight="normal"/>
    </style:style>
    <style:style style:name="P10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1in" fo:margin-right="0in" fo:margin-top="0in" fo:margin-bottom="0in" loext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font-name="Times New Roman" fo:font-size="11pt" fo:font-style="normal" style:text-underline-style="solid" style:text-underline-width="auto" style:text-underline-color="font-color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ec4929b2-7fff-3403-4dc5-374d9c7fd9af"/>David D’Alessandro</text:p>
      <text:p text:style-name="P3">Ian Schwartz</text:p>
      <text:p text:style-name="P3">Jiaming Qu</text:p>
      <text:p text:style-name="P3">COSC420 Project2 </text:p>
      <text:p text:style-name="Text_20_body"/>
      <text:p text:style-name="P5">Part A: Probability Distribution of Inscribed Triangles</text:p>
      <text:p text:style-name="Text_20_body"/>
      <text:p text:style-name="P2">-Master node responsibilities</text:p>
      <text:p text:style-name="P6"><text:span text:style-name="T1">Initialize the unit triangle </text:span><text:span text:style-name="T3"><draw:frame draw:style-name="fr1" draw:name="Image1" text:anchor-type="as-char" svg:width="0.2083in" svg:height="0.2083in" draw:z-index="0"><draw:image xlink:href="Pictures/100000000000026700000267A4356EEAE45C49BE.jpg" xlink:type="simple" xlink:show="embed" xlink:actuate="onLoad" loext:mime-type="image/jpeg"/></draw:frame></text:span></text:p>
      <text:p text:style-name="P6"><text:span text:style-name="T1">Sending those coords to the server nodes </text:span><text:span text:style-name="T3"><draw:frame draw:style-name="fr1" draw:name="Image2" text:anchor-type="as-char" svg:width="0.2083in" svg:height="0.2083in" draw:z-index="1"><draw:image xlink:href="Pictures/100000000000026700000267A4356EEAE45C49BE.jpg" xlink:type="simple" xlink:show="embed" xlink:actuate="onLoad" loext:mime-type="image/jpeg"/></draw:frame></text:span></text:p>
      <text:p text:style-name="P6"><text:span text:style-name="T1">Receive array of areas from server nodes </text:span><text:span text:style-name="T3"><draw:frame draw:style-name="fr1" draw:name="Image3" text:anchor-type="as-char" svg:width="0.2083in" svg:height="0.2083in" draw:z-index="2"><draw:image xlink:href="Pictures/100000000000026700000267A4356EEAE45C49BE.jpg" xlink:type="simple" xlink:show="embed" xlink:actuate="onLoad" loext:mime-type="image/jpeg"/></draw:frame></text:span></text:p>
      <text:p text:style-name="P2">-Server node responsibilities </text:p>
      <text:p text:style-name="P6"><text:span text:style-name="T1">Receive the unit tri. Coords </text:span><text:span text:style-name="T3"><draw:frame draw:style-name="fr1" draw:name="Image4" text:anchor-type="as-char" svg:width="0.2083in" svg:height="0.2083in" draw:z-index="3"><draw:image xlink:href="Pictures/100000000000026700000267A4356EEAE45C49BE.jpg" xlink:type="simple" xlink:show="embed" xlink:actuate="onLoad" loext:mime-type="image/jpeg"/></draw:frame></text:span></text:p>
      <text:p text:style-name="Text_20_body"/>
      <text:p text:style-name="P7"><text:span text:style-name="T1">In a for loop(){ </text:span><text:span text:style-name="T3"><draw:frame draw:style-name="fr1" draw:name="Image5" text:anchor-type="as-char" svg:width="0.2083in" svg:height="0.2083in" draw:z-index="4"><draw:image xlink:href="Pictures/100000000000026700000267A4356EEAE45C49BE.jpg" xlink:type="simple" xlink:show="embed" xlink:actuate="onLoad" loext:mime-type="image/jpeg"/></draw:frame></text:span></text:p>
      <text:p text:style-name="P2">Generates the random points r,s,t (r != s != t)</text:p>
      <text:p text:style-name="P2">Pass sets of points to server nodes</text:p>
      <text:p text:style-name="P2">}</text:p>
      <text:p text:style-name="Text_20_body"/>
      <text:p text:style-name="P7"><text:span text:style-name="T1">Bounds of random triangles </text:span><text:span text:style-name="T3"><draw:frame draw:style-name="fr1" draw:name="Image6" text:anchor-type="as-char" svg:width="0.2083in" svg:height="0.2083in" draw:z-index="5"><draw:image xlink:href="Pictures/100000000000026700000267A4356EEAE45C49BE.jpg" xlink:type="simple" xlink:show="embed" xlink:actuate="onLoad" loext:mime-type="image/jpeg"/></draw:frame></text:span><text:span text:style-name="T3"><draw:frame draw:style-name="fr1" draw:name="Image7" text:anchor-type="as-char" svg:width="0.2083in" svg:height="0.2083in" draw:z-index="6"><draw:image xlink:href="Pictures/100000000000026700000267A4356EEAE45C49BE.jpg" xlink:type="simple" xlink:show="embed" xlink:actuate="onLoad" loext:mime-type="image/jpeg"/></draw:frame></text:span><text:span text:style-name="T3"><draw:frame draw:style-name="fr1" draw:name="Image8" text:anchor-type="as-char" svg:width="0.2083in" svg:height="0.2083in" draw:z-index="7"><draw:image xlink:href="Pictures/100000000000026700000267A4356EEAE45C49BE.jpg" xlink:type="simple" xlink:show="embed" xlink:actuate="onLoad" loext:mime-type="image/jpeg"/></draw:frame></text:span></text:p>
      <text:p text:style-name="P8">r - bounded on y axis 0 &lt; y &lt; n (between A and B) </text:p>
      <text:p text:style-name="P8">t - bounded on the x axis  0 &lt; x &lt; n (between A and C)</text:p>
      <text:p text:style-name="P8">s - bounded on the line y = -2x + 2,  0&lt;x&lt;1 (between B and C)</text:p>
      <text:p text:style-name="Text_20_body"/>
      <text:p text:style-name="P7"><text:span text:style-name="T1">Calculate the lengths of the sides of the inscribed triangle </text:span><text:span text:style-name="T3"><draw:frame draw:style-name="fr1" draw:name="Image9" text:anchor-type="as-char" svg:width="0.2083in" svg:height="0.2083in" draw:z-index="8"><draw:image xlink:href="Pictures/100000000000026700000267A4356EEAE45C49BE.jpg" xlink:type="simple" xlink:show="embed" xlink:actuate="onLoad" loext:mime-type="image/jpeg"/></draw:frame></text:span><text:span text:style-name="T3"><draw:frame draw:style-name="fr1" draw:name="Image10" text:anchor-type="as-char" svg:width="0.2083in" svg:height="0.2083in" draw:z-index="9"><draw:image xlink:href="Pictures/100000000000026700000267A4356EEAE45C49BE.jpg" xlink:type="simple" xlink:show="embed" xlink:actuate="onLoad" loext:mime-type="image/jpeg"/></draw:frame></text:span><text:span text:style-name="T3"><draw:frame draw:style-name="fr1" draw:name="Image11" text:anchor-type="as-char" svg:width="0.2083in" svg:height="0.2083in" draw:z-index="10"><draw:image xlink:href="Pictures/100000000000026700000267A4356EEAE45C49BE.jpg" xlink:type="simple" xlink:show="embed" xlink:actuate="onLoad" loext:mime-type="image/jpeg"/></draw:frame></text:span></text:p>
      <text:p text:style-name="P7"><text:span text:style-name="T1">rt - length between </text:span><text:span text:style-name="T2">r</text:span><text:span text:style-name="T3"> </text:span><text:span text:style-name="T1">and </text:span><text:span text:style-name="T2">t</text:span><text:span text:style-name="T3">  </text:span></text:p>
      <text:p text:style-name="P9"><text:span text:style-name="T1">rs - length between </text:span><text:span text:style-name="T2">r</text:span><text:span text:style-name="T3"> </text:span><text:span text:style-name="T1">and </text:span><text:span text:style-name="T2">s</text:span></text:p>
      <text:p text:style-name="P9"><text:span text:style-name="T1">st - length between </text:span><text:span text:style-name="T2">s</text:span><text:span text:style-name="T3"> </text:span><text:span text:style-name="T1">and </text:span><text:span text:style-name="T2">t</text:span></text:p>
      <text:p text:style-name="Text_20_body"/>
      <text:p text:style-name="P7"><text:span text:style-name="T1">Calculate the angle of the vertices </text:span><text:span text:style-name="T3"><draw:frame draw:style-name="fr1" draw:name="Image12" text:anchor-type="as-char" svg:width="0.2083in" svg:height="0.2083in" draw:z-index="11"><draw:image xlink:href="Pictures/100000000000026700000267A4356EEAE45C49BE.jpg" xlink:type="simple" xlink:show="embed" xlink:actuate="onLoad" loext:mime-type="image/jpeg"/></draw:frame></text:span></text:p>
      <text:p text:style-name="P7"><text:span text:style-name="T1">Find the length of the base </text:span><text:span text:style-name="T3"><draw:frame draw:style-name="fr1" draw:name="Image13" text:anchor-type="as-char" svg:width="0.2083in" svg:height="0.2083in" draw:z-index="12"><draw:image xlink:href="Pictures/100000000000026700000267A4356EEAE45C49BE.jpg" xlink:type="simple" xlink:show="embed" xlink:actuate="onLoad" loext:mime-type="image/jpeg"/></draw:frame></text:span></text:p>
      <text:p text:style-name="P7"><text:span text:style-name="T1">Find the height of the triangle </text:span><text:span text:style-name="T3"><draw:frame draw:style-name="fr1" draw:name="Image14" text:anchor-type="as-char" svg:width="0.2083in" svg:height="0.2083in" draw:z-index="13"><draw:image xlink:href="Pictures/100000000000026700000267A4356EEAE45C49BE.jpg" xlink:type="simple" xlink:show="embed" xlink:actuate="onLoad" loext:mime-type="image/jpeg"/></draw:frame></text:span></text:p>
      <text:p text:style-name="P7"><text:span text:style-name="T1">Find the area of the triangle </text:span><text:span text:style-name="T3"><draw:frame draw:style-name="fr1" draw:name="Image15" text:anchor-type="as-char" svg:width="0.2083in" svg:height="0.2083in" draw:z-index="14"><draw:image xlink:href="Pictures/100000000000026700000267A4356EEAE45C49BE.jpg" xlink:type="simple" xlink:show="embed" xlink:actuate="onLoad" loext:mime-type="image/jpeg"/></draw:frame></text:span></text:p>
      <text:p text:style-name="Text_20_body"><text:soft-page-break/></text:p>
      <text:p text:style-name="P2">-Functions</text:p>
      <text:p text:style-name="P6"><text:span text:style-name="T1">Random point generation </text:span><text:span text:style-name="T3"><draw:frame draw:style-name="fr1" draw:name="Image16" text:anchor-type="as-char" svg:width="0.2083in" svg:height="0.2083in" draw:z-index="15"><draw:image xlink:href="Pictures/100000000000026700000267A4356EEAE45C49BE.jpg" xlink:type="simple" xlink:show="embed" xlink:actuate="onLoad" loext:mime-type="image/jpeg"/></draw:frame></text:span><text:span text:style-name="T3"><text:s/></text:span></text:p>
      <text:p text:style-name="P7"><text:span text:style-name="T1">Side length calculation </text:span><text:span text:style-name="T3"><draw:frame draw:style-name="fr1" draw:name="Image17" text:anchor-type="as-char" svg:width="0.2083in" svg:height="0.2083in" draw:z-index="16"><draw:image xlink:href="Pictures/100000000000026700000267A4356EEAE45C49BE.jpg" xlink:type="simple" xlink:show="embed" xlink:actuate="onLoad" loext:mime-type="image/jpeg"/></draw:frame></text:span></text:p>
      <text:p text:style-name="P6"><text:span text:style-name="T1">Angle calculation  </text:span><text:span text:style-name="T3"><draw:frame draw:style-name="fr1" draw:name="Image18" text:anchor-type="as-char" svg:width="0.2083in" svg:height="0.2083in" draw:z-index="17"><draw:image xlink:href="Pictures/100000000000026700000267A4356EEAE45C49BE.jpg" xlink:type="simple" xlink:show="embed" xlink:actuate="onLoad" loext:mime-type="image/jpeg"/></draw:frame></text:span></text:p>
      <text:p text:style-name="P6"><text:span text:style-name="T1">Area Calculation</text:span><text:span text:style-name="T3"><draw:frame draw:style-name="fr1" draw:name="Image19" text:anchor-type="as-char" svg:width="0.2083in" svg:height="0.2083in" draw:z-index="18"><draw:image xlink:href="Pictures/100000000000026700000267A4356EEAE45C49BE.jpg" xlink:type="simple" xlink:show="embed" xlink:actuate="onLoad" loext:mime-type="image/jpeg"/></draw:frame></text:span></text:p>
      <text:p text:style-name="P6"><text:span text:style-name="T1">Base length calculation</text:span><text:span text:style-name="T3"><draw:frame draw:style-name="fr1" draw:name="Image20" text:anchor-type="as-char" svg:width="0.2083in" svg:height="0.2083in" draw:z-index="19"><draw:image xlink:href="Pictures/100000000000026700000267A4356EEAE45C49BE.jpg" xlink:type="simple" xlink:show="embed" xlink:actuate="onLoad" loext:mime-type="image/jpeg"/></draw:frame></text:span></text:p>
      <text:p text:style-name="P6"><text:span text:style-name="T1">Height calculation</text:span><text:span text:style-name="T3"><draw:frame draw:style-name="fr1" draw:name="Image21" text:anchor-type="as-char" svg:width="0.2083in" svg:height="0.2083in" draw:z-index="20"><draw:image xlink:href="Pictures/100000000000026700000267A4356EEAE45C49BE.jpg" xlink:type="simple" xlink:show="embed" xlink:actuate="onLoad" loext:mime-type="image/jpeg"/></draw:frame></text:span></text:p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/text:p>
      <text:p text:style-name="P5">Part B: Monte Carlo Idea</text:p>
      <text:p text:style-name="P6"><text:span text:style-name="T4">Definition</text:span><text:span text:style-name="T3"> </text:span><text:span text:style-name="T1">Given an object of unknown area, inscribe said object into a shape of known area (square, circle, …). Create a simulation where a point is randomly dropped in the bounds of the shape’s known area. Repeat the process hundreds of thousands of times. </text:span></text:p>
      <text:p text:style-name="P2">Use the ratio of “In Unknown” to “In Known” multiplies by the area of “The Known” to create an estimation of the area of the unknown object. </text:p>
      <text:p text:style-name="Text_20_body"/>
      <text:p text:style-name="P2">Ideas:</text:p>
      <text:list xml:id="list388177083" text:style-name="L1">
        <text:list-item>
          <text:p text:style-name="P4">Recreate first problem using MCS.</text:p>
        </text:list-item>
      </text:list>
      <text:p text:style-name="P10">Create a known unit triangle and random triangle in the master node. </text:p>
      <text:p text:style-name="P10">Pass those coordinates as arguments to the server nodes. </text:p>
      <text:p text:style-name="P10">In the server nodes we drop random points in the unit triangle. </text:p>
      <text:p text:style-name="P11">By comparing the location of the points to the bounds of the unit triangle </text:p>
      <text:p text:style-name="P11">AND </text:p>
      <text:p text:style-name="P11">the bounds of the random triangle</text:p>
      <text:p text:style-name="P10">we can calculate the area of the random triangle using the ratio of the two triangles areas. 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2:36:19.996480983</meta:creation-date>
    <dc:date>2018-11-19T12:36:49.789595254</dc:date>
    <meta:editing-duration>PT31S</meta:editing-duration>
    <meta:editing-cycles>1</meta:editing-cycles>
    <meta:document-statistic meta:table-count="0" meta:image-count="21" meta:object-count="0" meta:page-count="3" meta:paragraph-count="48" meta:word-count="342" meta:character-count="1904" meta:non-whitespace-character-count="1542"/>
    <meta:generator>LibreOffice/6.0.6.2$Linux_X86_64 LibreOffice_project/00m0$Build-2</meta:generator>
  </office:meta>
</office:document-meta>
</file>